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1" style:family="table-row">
      <style:table-row-properties style:min-row-height="1.177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B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9.657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  <style:text-properties fo:font-size="12pt" officeooo:rsid="00096d83" officeooo:paragraph-rsid="00096d83" style:font-size-asian="12pt" style:font-size-complex="12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14pt" fo:font-weight="bold" officeooo:rsid="00096d83" officeooo:paragraph-rsid="00096d83" style:font-size-asian="14pt" style:font-weight-asian="bold" style:font-size-complex="14pt"/>
    </style:style>
    <style:style style:name="P6" style:family="paragraph" style:parent-style-name="Heading_20_1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line-height="100%" fo:orphans="0" fo:widows="0"/>
      <style:text-properties fo:font-size="12pt" officeooo:rsid="000a956c" officeooo:paragraph-rsid="000a956c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ualo8c7nazq5"/>IPO CHART</text:p>
      <text:p text:style-name="P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Program name:</text:p>
          </table:table-cell>
          <table:table-cell table:style-name="Table1.B1" table:number-columns-spanned="2" office:value-type="string">
            <text:p text:style-name="P5">Project.jav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PROCESS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3">
          <table:table-cell table:style-name="Table1.A1" office:value-type="string">
            <text:p text:style-name="Standard">Hint: What will the user input?</text:p>
          </table:table-cell>
          <table:table-cell table:style-name="Table1.A1" office:value-type="string">
            <text:p text:style-name="P1">Hint: What is the program going to do with the input information?</text:p>
          </table:table-cell>
          <table:table-cell table:style-name="Table1.A1" office:value-type="string">
            <text:p text:style-name="P1">Hint: What will the screen display after user input?</text:p>
          </table:table-cell>
        </table:table-row>
        <table:table-row table:style-name="Table1.4">
          <table:table-cell table:style-name="Table1.B1" office:value-type="string">
            <text:p text:style-name="P2">Time spent creating various parts of a Java project</text:p>
          </table:table-cell>
          <table:table-cell table:style-name="Table1.B1" office:value-type="string">
            <text:p text:style-name="P7">We will get the sum of all time inputted by the user</text:p>
            <text:p text:style-name="P7"/>
            <text:p text:style-name="P7">To get the share of time spent coding, we take the absolute time spent coding and we divide it buy the sum of time spent creating the program.</text:p>
            <text:p text:style-name="P7"/>
            <text:p text:style-name="P7">The same thing applies to the time spent on the other parts of a program.</text:p>
            <text:p text:style-name="P7"/>
            <text:p text:style-name="P7">We’ll then use the numberFormat class to display the decimal result of our math with a percentage.</text:p>
          </table:table-cell>
          <table:table-cell table:style-name="Table1.B1" office:value-type="string">
            <text:p text:style-name="P2">In percentages, how much time each task too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orphans="0" fo:widows="0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24T09:04:21.788182734</dc:date>
    <meta:editing-duration>PT1H33M30S</meta:editing-duration>
    <meta:editing-cycles>6</meta:editing-cycles>
    <meta:document-statistic meta:table-count="1" meta:image-count="0" meta:object-count="0" meta:page-count="1" meta:paragraph-count="15" meta:word-count="124" meta:character-count="661" meta:non-whitespace-character-count="552"/>
  </office:meta>
</office:document-meta>
</file>